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6">
            <text:p>Ta-282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Lougas2009,NirgiEtal2020,RosentauEtal2021">
            <text:p>KriiskaLougas200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9">
            <text:p>Ta-2789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6">
            <text:p>Ta-278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10.0">
            <text:p>8210.0</text:p>
          </table:table-cell>
          <table:table-cell office:value-type="float" office:value="80.0">
            <text:p>8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3">
            <text:p>3.4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8">
            <text:p>Ta-2788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7">
            <text:p>Ta-278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50.0">
            <text:p>8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1">
            <text:p>3.41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2">
            <text:p>Ta-2832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80.0">
            <text:p>758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0">
            <text:p>Ta-283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80.0">
            <text:p>808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0.8602325267042626">
            <text:p>0.8602325267042626</text:p>
          </table:table-cell>
          <table:table-cell office:value-type="float" office:value="0.8602325267042626">
            <text:p>0.860232526704262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1">
            <text:p>Ta-283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4">
            <text:p>Ta-2784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9170.0">
            <text:p>91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3">
            <text:p>4.63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5">
            <text:p>Ta-2785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8">
            <text:p>Ta-282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30.0">
            <text:p>803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2">
            <text:p>-1.7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9">
            <text:p>Ta-282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270.0">
            <text:p>827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7">
            <text:p>-2.0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187">
            <text:p>Tln-118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910.0">
            <text:p>7910.0</text:p>
          </table:table-cell>
          <table:table-cell office:value-type="float" office:value="90.0">
            <text:p>9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92">
            <text:p>-3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6">
            <text:p>Ta-294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410.0">
            <text:p>741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8">
            <text:p>Ta-2838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43.0">
            <text:p>7743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7">
            <text:p>Ta-2837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70.0">
            <text:p>7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603">
            <text:p>Tln-26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535.0">
            <text:p>7535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220">
            <text:p>Tln-2220</text:p>
          </table:table-cell>
          <table:table-cell office:value-type="float" office:value="58.45">
            <text:p>58.45</text:p>
          </table:table-cell>
          <table:table-cell office:value-type="float" office:value="24.31">
            <text:p>24.31</text:p>
          </table:table-cell>
          <table:table-cell office:value-type="float" office:value="7560.0">
            <text:p>7560.0</text:p>
          </table:table-cell>
          <table:table-cell office:value-type="float" office:value="65.0">
            <text:p>6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44">
            <text:p>8.44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4">
            <text:p>Tln-199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25.0">
            <text:p>7725.0</text:p>
          </table:table-cell>
          <table:table-cell office:value-type="float" office:value="65.0">
            <text:p>65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3">
            <text:p>Tln-1993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1">
            <text:p>Tln-1991</text:p>
          </table:table-cell>
          <table:table-cell office:value-type="float" office:value="58.45">
            <text:p>58.45</text:p>
          </table:table-cell>
          <table:table-cell office:value-type="float" office:value="24.61">
            <text:p>24.61</text:p>
          </table:table-cell>
          <table:table-cell office:value-type="float" office:value="9135.0">
            <text:p>913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63">
            <text:p>11.6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17861">
            <text:p>Beta-317861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240.0">
            <text:p>72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6,NirgiEtal2020,RosentauEtal2021">
            <text:p>Jonuks2016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92458">
            <text:p>Beta-492458</text:p>
          </table:table-cell>
          <table:table-cell office:value-type="float" office:value="58.34">
            <text:p>58.34</text:p>
          </table:table-cell>
          <table:table-cell office:value-type="float" office:value="24.53">
            <text:p>24.53</text:p>
          </table:table-cell>
          <table:table-cell office:value-type="float" office:value="8070.0">
            <text:p>8070.0</text:p>
          </table:table-cell>
          <table:table-cell office:value-type="float" office:value="40.0">
            <text:p>40.0</text:p>
          </table:table-cell>
          <table:table-cell office:value-type="string" office:value="terrestial seeds in channel infill">
            <text:p>terrestial seeds in channel infi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8929">
            <text:p>Poz-58929</text:p>
          </table:table-cell>
          <table:table-cell office:value-type="float" office:value="58.42">
            <text:p>58.42</text:p>
          </table:table-cell>
          <table:table-cell office:value-type="float" office:value="24.32">
            <text:p>24.32</text:p>
          </table:table-cell>
          <table:table-cell office:value-type="float" office:value="4155.0">
            <text:p>4155.0</text:p>
          </table:table-cell>
          <table:table-cell office:value-type="float" office:value="35.0">
            <text:p>35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4">
            <text:p>Ta-5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960.0">
            <text:p>7960.0</text:p>
          </table:table-cell>
          <table:table-cell office:value-type="float" office:value="150.0">
            <text:p>1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9">
            <text:p>Poz-59389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50.0">
            <text:p>7750.0</text:p>
          </table:table-cell>
          <table:table-cell office:value-type="float" office:value="40.0">
            <text:p>40.0</text:p>
          </table:table-cell>
          <table:table-cell office:value-type="string" office:value="seeds in peat">
            <text:p>seed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8">
            <text:p>2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2">
            <text:p>Poz-59452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8">
            <text:p>2.3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3">
            <text:p>Poz-59453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80.0">
            <text:p>91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4">
            <text:p>Poz-59454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48">
            <text:p>6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286994">
            <text:p>Beta-28699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040.0">
            <text:p>70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3,NirgiEtal2020,RosentauEtal2021">
            <text:p>Jonuks201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5">
            <text:p>Ta-55</text:p>
          </table:table-cell>
          <table:table-cell office:value-type="float" office:value="58.38">
            <text:p>58.38</text:p>
          </table:table-cell>
          <table:table-cell office:value-type="float" office:value="24.63">
            <text:p>24.63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91">
            <text:p>Tln-1691</text:p>
          </table:table-cell>
          <table:table-cell office:value-type="float" office:value="58.43">
            <text:p>58.43</text:p>
          </table:table-cell>
          <table:table-cell office:value-type="float" office:value="24.65">
            <text:p>24.65</text:p>
          </table:table-cell>
          <table:table-cell office:value-type="float" office:value="9125.0">
            <text:p>9125.0</text:p>
          </table:table-cell>
          <table:table-cell office:value-type="float" office:value="85.0">
            <text:p>8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18">
            <text:p>11.18</text:p>
          </table:table-cell>
          <table:table-cell office:value-type="float" office:value="0.5048762224545735">
            <text:p>0.5048762224545735</text:p>
          </table:table-cell>
          <table:table-cell office:value-type="float" office:value="0.5048762224545735">
            <text:p>0.504876222454573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6">
            <text:p>Ta-2836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175.0">
            <text:p>7175.0</text:p>
          </table:table-cell>
          <table:table-cell office:value-type="float" office:value="100.0">
            <text:p>10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5">
            <text:p>Ta-2835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440.0">
            <text:p>744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9">
            <text:p>Ta-2839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60.0">
            <text:p>756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0">
            <text:p>Ta-2840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30.0">
            <text:p>773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3066">
            <text:p>Ta-3066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6860.0">
            <text:p>6860.0</text:p>
          </table:table-cell>
          <table:table-cell office:value-type="float" office:value="60.0">
            <text:p>6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66">
            <text:p>Tln-66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8480.0">
            <text:p>848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KesselPunning1974,NirgiEtal2020,RosentauEtal2021">
            <text:p>KesselPunning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97976">
            <text:p>Beta-39797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510.0">
            <text:p>351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58">
            <text:p>4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7">
            <text:p>Ta-2947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880.0">
            <text:p>788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48">
            <text:p>1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6">
            <text:p>Beta-456806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40.0">
            <text:p>7540.0</text:p>
          </table:table-cell>
          <table:table-cell office:value-type="float" office:value="30.0">
            <text:p>30.0</text:p>
          </table:table-cell>
          <table:table-cell office:value-type="string" office:value="seeds of terrestial plants in buried peat">
            <text:p>seeds of terrestial plant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7">
            <text:p>Beta-45680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860.0">
            <text:p>786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04">
            <text:p>-3.04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8">
            <text:p>Beta-45680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10.0">
            <text:p>751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8">
            <text:p>-3.6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5871324805669">
            <text:p>0.5035871324805669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9">
            <text:p>Beta-45680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390.0">
            <text:p>8390.0</text:p>
          </table:table-cell>
          <table:table-cell office:value-type="float" office:value="30.0">
            <text:p>3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722841614740048">
            <text:p>0.722841614740048</text:p>
          </table:table-cell>
          <table:table-cell office:value-type="float" office:value="0.722841614740048">
            <text:p>0.72284161474004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">
            <text:p>Ta-284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85.0">
            <text:p>9285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lvesEtal1974,NirgiEtal2020,RosentauEtal2021">
            <text:p>IlvesEtal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10">
            <text:p>Beta-45681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9430.0">
            <text:p>9430.0</text:p>
          </table:table-cell>
          <table:table-cell office:value-type="float" office:value="40.0">
            <text:p>4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7088723439378912">
            <text:p>0.7088723439378912</text:p>
          </table:table-cell>
          <table:table-cell office:value-type="float" office:value="0.7088723439378912">
            <text:p>0.7088723439378912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2">
            <text:p>Parnu-02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8">
            <text:p>9.8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3">
            <text:p>Parnu-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10200.0">
            <text:p>10200.0</text:p>
          </table:table-cell>
          <table:table-cell office:value-type="float" office:value="100.0">
            <text:p>100.0</text:p>
          </table:table-cell>
          <table:table-cell office:value-type="string" office:value="highest Ancylus Lake shoreline">
            <text:p>highest Ancylus Lake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38">
            <text:p>12.3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949">
            <text:p>Ta-949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50.0">
            <text:p>93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aanitsJaanits1978,NirgiEtal2020,RosentauEtal2021">
            <text:p>JaanitsJaanits197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5">
            <text:p>Ta-2945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800.0">
            <text:p>380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8">
            <text:p>4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4">
            <text:p>Ta-294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3">
            <text:p>Ta-2843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570.0">
            <text:p>8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2">
            <text:p>Ta-2842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320.0">
            <text:p>83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32">
            <text:p>-3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1">
            <text:p>Ta-2841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800.0">
            <text:p>780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2">
            <text:p>-3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1">
            <text:p>Parnu-0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7">
            <text:p>-1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3">
            <text:p>Ta-133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7215.0">
            <text:p>7215.0</text:p>
          </table:table-cell>
          <table:table-cell office:value-type="float" office:value="90.0">
            <text:p>9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1975,PunningEtal1977,NirgiEtal2020,RosentauEtal2021">
            <text:p>Kessel1975,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8">
            <text:p>Poz-59388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320.0">
            <text:p>3320.0</text:p>
          </table:table-cell>
          <table:table-cell office:value-type="float" office:value="30.0">
            <text:p>3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9">
            <text:p>Ta-139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870.0">
            <text:p>6870.0</text:p>
          </table:table-cell>
          <table:table-cell office:value-type="float" office:value="110.0">
            <text:p>11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3">
            <text:p>Ua-13353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145.0">
            <text:p>9145.0</text:p>
          </table:table-cell>
          <table:table-cell office:value-type="float" office:value="115.0">
            <text:p>115.0</text:p>
          </table:table-cell>
          <table:table-cell office:value-type="string" office:value="seeds in cultural layer">
            <text:p>seeds in 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45">
            <text:p>Ta-24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00.0">
            <text:p>9600.0</text:p>
          </table:table-cell>
          <table:table-cell office:value-type="float" office:value="120.0">
            <text:p>120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PunningEtal1971,NirgiEtal2020,RosentauEtal2021">
            <text:p>PunningEtal197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4">
            <text:p>Ta-134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4975.0">
            <text:p>4975.0</text:p>
          </table:table-cell>
          <table:table-cell office:value-type="float" office:value="100.0">
            <text:p>100.0</text:p>
          </table:table-cell>
          <table:table-cell office:value-type="string" office:value="wood at upper suurface of buried peat">
            <text:p>wood at upper suurface of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unningEtal1977,NirgiEtal2020,RosentauEtal2021">
            <text:p>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7013">
            <text:p>Ua-1701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8">
            <text:p>1.9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2001,NirgiEtal2020,RosentauEtal2021">
            <text:p>Kriiska200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8">
            <text:p>Ta-2548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030.0">
            <text:p>703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96">
            <text:p>6.96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B">
            <text:p>Hel-2207B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60.0">
            <text:p>806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A">
            <text:p>Hel-2207A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80.0">
            <text:p>808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">
            <text:p>Hel-2207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610.0">
            <text:p>7610.0</text:p>
          </table:table-cell>
          <table:table-cell office:value-type="float" office:value="100.0">
            <text:p>100.0</text:p>
          </table:table-cell>
          <table:table-cell office:value-type="string" office:value="humus in woody peat">
            <text:p>humus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B">
            <text:p>Hel-2206B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90.0">
            <text:p>9290.0</text:p>
          </table:table-cell>
          <table:table-cell office:value-type="float" office:value="120.0">
            <text:p>120.0</text:p>
          </table:table-cell>
          <table:table-cell office:value-type="string" office:value="soil, SOL">
            <text:p>soil, SO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2">
            <text:p>Ua-13352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095.0">
            <text:p>9095.0</text:p>
          </table:table-cell>
          <table:table-cell office:value-type="float" office:value="90.0">
            <text:p>90.0</text:p>
          </table:table-cell>
          <table:table-cell office:value-type="string" office:value="elk bone">
            <text:p>elk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A">
            <text:p>Hel-2206A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20.0">
            <text:p>9620.0</text:p>
          </table:table-cell>
          <table:table-cell office:value-type="float" office:value="120.0">
            <text:p>120.0</text:p>
          </table:table-cell>
          <table:table-cell office:value-type="string" office:value="soil, INS">
            <text:p>soil, 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7">
            <text:p>Ta-273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69">
            <text:p>Ta-2769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8">
            <text:p>4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74">
            <text:p>Ta-277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870.0">
            <text:p>787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4">
            <text:p>Ta-2834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610.0">
            <text:p>761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7">
            <text:p>-4.2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3">
            <text:p>Ta-2833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250.0">
            <text:p>725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3">
            <text:p>Ta-278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630.0">
            <text:p>76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51">
            <text:p>3.5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77">
            <text:p>Ta-77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00.0">
            <text:p>91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2">
            <text:p>Tln-1632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60.0">
            <text:p>9260.0</text:p>
          </table:table-cell>
          <table:table-cell office:value-type="float" office:value="70.0">
            <text:p>70.0</text:p>
          </table:table-cell>
          <table:table-cell office:value-type="string" office:value="wood in buried soil">
            <text:p>wood in 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1">
            <text:p>Tln-1631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15.0">
            <text:p>921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6">
            <text:p>Ta-273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980.0">
            <text:p>79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1">
            <text:p>Ua-13351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85.0">
            <text:p>9385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08">
            <text:p>9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7">
            <text:p>Ta-2547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575.0">
            <text:p>9575.0</text:p>
          </table:table-cell>
          <table:table-cell office:value-type="float" office:value="90.0">
            <text:p>9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04516">
            <text:p>Beta-404516</text:p>
          </table:table-cell>
          <table:table-cell office:value-type="float" office:value="58.27">
            <text:p>58.27</text:p>
          </table:table-cell>
          <table:table-cell office:value-type="float" office:value="24.69">
            <text:p>24.69</text:p>
          </table:table-cell>
          <table:table-cell office:value-type="float" office:value="7150.0">
            <text:p>7150.0</text:p>
          </table:table-cell>
          <table:table-cell office:value-type="float" office:value="30.0">
            <text:p>30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5">
            <text:p>Ta-17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00.0">
            <text:p>9300.0</text:p>
          </table:table-cell>
          <table:table-cell office:value-type="float" office:value="75.0">
            <text:p>75.0</text:p>
          </table:table-cell>
          <table:table-cell office:value-type="string" office:value="buried peaty soil">
            <text:p>buried peaty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06">
            <text:p>10.06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7">
            <text:p>Ua-12447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3">
            <text:p>7.0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6">
            <text:p>Ta-176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575.0">
            <text:p>9575.0</text:p>
          </table:table-cell>
          <table:table-cell office:value-type="float" office:value="115.0">
            <text:p>115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83">
            <text:p>Ta-183</text:p>
          </table:table-cell>
          <table:table-cell office:value-type="float" office:value="58.28">
            <text:p>58.28</text:p>
          </table:table-cell>
          <table:table-cell office:value-type="float" office:value="24.09">
            <text:p>24.09</text:p>
          </table:table-cell>
          <table:table-cell office:value-type="float" office:value="5950.0">
            <text:p>595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68">
            <text:p>8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1691">
            <text:p>Ua-11691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50.0">
            <text:p>9350.0</text:p>
          </table:table-cell>
          <table:table-cell office:value-type="float" office:value="75.0">
            <text:p>7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86">
            <text:p>Ta-1986</text:p>
          </table:table-cell>
          <table:table-cell office:value-type="float" office:value="58.4">
            <text:p>58.4</text:p>
          </table:table-cell>
          <table:table-cell office:value-type="float" office:value="24.74">
            <text:p>24.74</text:p>
          </table:table-cell>
          <table:table-cell office:value-type="float" office:value="5790.0">
            <text:p>579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.18">
            <text:p>12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1">
            <text:p>Ta-141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wood in gyttja">
            <text:p>wood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0">
            <text:p>Ta-140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7580.0">
            <text:p>7580.0</text:p>
          </table:table-cell>
          <table:table-cell office:value-type="float" office:value="170.0">
            <text:p>1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90">
            <text:p>Ta-1990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2320.0">
            <text:p>232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6">
            <text:p>Ua-12446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40.0">
            <text:p>9340.0</text:p>
          </table:table-cell>
          <table:table-cell office:value-type="float" office:value="130.0">
            <text:p>13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3">
            <text:p>5.2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